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color="#000000" draw:fill-image-width="1cm" draw:fill-image-height="1cm" draw:textarea-horizontal-align="center" draw:textarea-vertical-align="middle"/>
    </style:style>
    <style:style style:name="gr2" style:family="graphic" style:parent-style-name="standard">
      <style:graphic-properties draw:stroke="none" draw:fill="gradient" draw:fill-gradient-name="Gradient_20_7" draw:textarea-horizontal-align="center" draw:textarea-vertical-align="middle"/>
    </style:style>
    <style:style style:name="gr3" style:family="graphic" style:parent-style-name="Goldbraun">
      <style:graphic-properties draw:fill="gradient" draw:fill-gradient-name="Gradient_20_8"/>
    </style:style>
    <style:style style:name="gr4" style:family="graphic" style:parent-style-name="standard">
      <style:graphic-properties draw:stroke="none" draw:fill="gradient" draw:fill-gradient-name="Farbverlauf_20_28" draw:textarea-horizontal-align="center" draw:textarea-vertical-align="middle"/>
    </style:style>
    <style:style style:name="gr5" style:family="graphic" style:parent-style-name="standard">
      <style:graphic-properties draw:stroke="none" draw:fill="gradient" draw:fill-gradient-name="Farbverlauf_20_29" draw:textarea-horizontal-align="center" draw:textarea-vertical-align="middle"/>
    </style:style>
    <style:style style:name="gr6" style:family="graphic" style:parent-style-name="standard">
      <style:graphic-properties draw:stroke="none" draw:fill="gradient" draw:fill-gradient-name="Farbverlauf_20_29" draw:fill-image-width="1cm" draw:fill-image-height="1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office:forms form:automatic-focus="false" form:apply-design-mode="false"/>
        <draw:rect draw:style-name="gr1" draw:text-style-name="P1" draw:layer="layout" svg:width="19cm" svg:height="27.7cm" svg:x="1cm" svg:y="1cm">
          <text:p/>
        </draw:rect>
        <draw:rect draw:style-name="gr2" draw:text-style-name="P1" draw:layer="layout" svg:width="4.065cm" svg:height="27.7cm" svg:x="15.935cm" svg:y="1cm">
          <text:p/>
        </draw:rect>
        <draw:g>
          <draw:polygon draw:style-name="Braun_20_dunkel" draw:layer="layout" svg:width="3.159cm" svg:height="20.817cm" svg:x="1cm" svg:y="7.836cm" svg:viewBox="0 0 3160 20818" draw:points="720,47 1846,187 2643,187 2643,703 2503,890 2455,1359 2362,1687 2784,2250 2315,2907 2503,3704 2455,4079 2034,4267 1987,7548 1940,8580 2737,9002 3018,9517 3159,9705 3018,11018 2409,11487 1752,11675 1705,12518 2409,13081 2127,13315 1612,12987 1283,19270 1893,19505 1987,20817 0,20817 0,93 862,0">
            <text:p/>
          </draw:polygon>
          <draw:polygon draw:style-name="Braun_20_dunkel" draw:layer="layout" svg:width="12.969cm" svg:height="17.957cm" svg:x="2.846cm" svg:y="10.696cm" svg:viewBox="0 0 12970 17958" draw:points="4173,1407 2954,3563 1735,6142 1501,6939 844,9002 469,11205 188,14300 0,16598 141,17910 7971,17957 8393,12847 9002,10784 9799,8487 11816,5954 12566,5720 12969,4079 9753,2015 5861,0 4220,1359">
            <text:p/>
          </draw:polygon>
          <draw:polygon draw:style-name="gr3" draw:layer="layout" svg:width="9.64cm" svg:height="7.502cm" svg:x="6.175cm" svg:y="8.994cm" svg:viewBox="0 0 9641 7503" draw:points="657,3142 1313,1923 563,1267 0,657 0,188 47,47 422,0 1407,235 2954,891 4502,1547 6565,2673 8065,3517 9284,4455 9640,4877 9640,5486 9640,6237 9330,7409 8675,7502 8065,5955 4689,3142 2626,2204 1078,3236 516,3376 750,3236">
            <text:p/>
          </draw:polygon>
          <draw:polygon draw:style-name="Oranges_20_Gold" draw:layer="layout" svg:width="7.268cm" svg:height="3.142cm" svg:x="8.285cm" svg:y="10.789cm" svg:viewBox="0 0 7269 3143" draw:points="7268,3142 7220,3142 6002,2392 4970,1594 4502,2064 4783,2110 4783,2017 4970,2204 4548,2344 4267,1969 4126,1735 2392,844 1454,469 797,375 0,563 47,141 563,47 1313,0 1875,375 3001,610 4502,1407 4877,1407 6893,2626 7220,2954">
            <text:p/>
          </draw:polygon>
          <draw:polygon draw:style-name="Goldbraun" draw:layer="layout" svg:width="1.126cm" svg:height="1.406cm" svg:x="7.019cm" svg:y="19.745cm" svg:viewBox="0 0 1127 1407" draw:points="376,0 281,422 47,891 0,1313 469,1406 1031,1406 1126,1125 1031,422 751,140 516,0">
            <text:p/>
          </draw:polygon>
          <draw:polygon draw:style-name="Braun_20_hell" draw:layer="layout" svg:width="5.486cm" svg:height="6.659cm" svg:x="6.27cm" svg:y="12.619cm" svg:viewBox="0 0 5487 6660" draw:points="5345,469 3048,2345 2017,4127 1125,6565 891,6659 282,6659 0,3752 797,1782 1454,891 4455,0 5486,516">
            <text:p/>
          </draw:polygon>
          <draw:polygon draw:style-name="Oranges_20_Gold" draw:layer="layout" svg:width="5.655cm" svg:height="14.347cm" svg:x="10.16cm" svg:y="14.259cm" svg:viewBox="0 0 5656 14348" draw:points="4127,0 4549,0 5252,329 5655,938 5655,1266 5112,1454 4080,2672 2860,4548 2064,6189 1548,8252 1079,10269 798,12379 610,14347 0,14347 0,13410 141,12425 657,9940 985,8159 1126,7455 1876,5345 3048,2907 4033,1594 4220,1079 4174,610 4033,47">
            <text:p/>
          </draw:polygon>
          <draw:polygon draw:style-name="gr4" draw:text-style-name="P1" draw:layer="layout" svg:width="1.923cm" svg:height="2.062cm" svg:x="12.411cm" svg:y="13.228cm" svg:viewBox="0 0 1924 2063" draw:points="0,46 422,750 751,1453 1360,1735 1641,1969 1923,2062 1782,1031 1454,515 47,0">
            <text:p/>
          </draw:polygon>
          <draw:polygon draw:style-name="gr4" draw:text-style-name="P1" draw:layer="layout" svg:width="5.813cm" svg:height="14.488cm" svg:x="8.145cm" svg:y="14.165cm" svg:viewBox="0 0 5814 14489" draw:points="3797,0 3985,235 2672,1501 4032,469 4735,563 5157,798 5250,1641 5485,891 5813,1173 5438,1688 5345,2016 5157,1876 5063,2157 4782,2203 4220,3283 3235,5486 2390,8158 2062,10550 1781,12144 1500,13363 1218,14488 0,14441 234,12613 468,10643 515,10175 1172,9706 1312,9003 1125,8628 843,8674 1031,6940 890,6048 797,5627 984,4783 1218,3751 1640,2813 2532,1313 3282,563 3750,141">
            <text:p/>
          </draw:polygon>
          <draw:polygon draw:style-name="gr5" draw:text-style-name="P1" draw:layer="layout" svg:width="0.844cm" svg:height="1.125cm" svg:x="8.895cm" svg:y="11.305cm" svg:viewBox="0 0 845 1126" draw:points="47,93 0,422 0,1125 234,516 562,516 609,844 844,891 609,469 703,0 468,0 422,281 328,47 0,47">
            <text:p/>
          </draw:polygon>
          <draw:polygon draw:style-name="gr6" draw:text-style-name="P1" draw:layer="layout" svg:width="0.422cm" svg:height="0.843cm" svg:x="9.926cm" svg:y="11.54cm" svg:viewBox="0 0 423 844" draw:points="0,93 47,140 141,468 422,843 281,375 94,0">
            <text:p/>
          </draw:polygon>
          <draw:polygon draw:style-name="gr6" draw:text-style-name="P1" draw:layer="layout" svg:width="0.187cm" svg:height="0.563cm" svg:x="10.723cm" svg:y="12.055cm" svg:viewBox="0 0 188 564" draw:points="0,141 47,422 187,563 187,235 0,0">
            <text:p/>
          </draw:polygon>
          <draw:polygon draw:style-name="gr5" draw:text-style-name="P1" draw:layer="layout" svg:width="0.891cm" svg:height="0.562cm" svg:x="11.145cm" svg:y="12.149cm" svg:viewBox="0 0 892 563" draw:points="188,141 703,328 891,562 375,422 0,281 0,0 188,47">
            <text:p/>
          </draw:polygon>
          <draw:polygon draw:style-name="Weißes_20_Gold" draw:layer="layout" svg:width="2.485cm" svg:height="5.205cm" svg:x="6.691cm" svg:y="13.696cm" svg:viewBox="0 0 2486 5206" draw:points="2485,0 2391,375 1641,2157 891,3235 469,4736 281,4877 141,5205 94,4970 187,4595 0,4407 141,4032 281,3564 562,3095 750,2720 984,2251 891,1782 938,1642 797,1594 1031,1125 1454,610 1547,891 1782,469 1969,469 2297,141 2438,94">
            <text:p/>
          </draw:polygon>
          <draw:polygon draw:style-name="gr6" draw:text-style-name="P1" draw:layer="layout" svg:width="0.609cm" svg:height="0.751cm" svg:x="8.52cm" svg:y="12.899cm" svg:viewBox="0 0 610 752" draw:points="375,94 422,469 0,751 187,751 609,281 375,0">
            <text:p/>
          </draw:polygon>
          <draw:polygon draw:style-name="gr5" draw:text-style-name="P1" draw:layer="layout" svg:width="0.14cm" svg:height="0.375cm" svg:x="8.473cm" svg:y="12.993cm" svg:viewBox="0 0 141 376" draw:points="94,0 0,281 47,375 140,187 140,0">
            <text:p/>
          </draw:polygon>
          <draw:polygon draw:style-name="Weißes_20_Gold" draw:layer="layout" svg:width="0.235cm" svg:height="0.797cm" svg:x="8.285cm" svg:y="13.415cm" svg:viewBox="0 0 236 798" draw:points="188,47 188,93 0,797 235,656 188,0">
            <text:p/>
          </draw:polygon>
          <draw:polygon draw:style-name="gr5" draw:text-style-name="P1" draw:layer="layout" svg:width="0.328cm" svg:height="0.798cm" svg:x="7.77cm" svg:y="13.18cm" svg:viewBox="0 0 329 799" draw:points="328,0 0,563 0,798 328,423 328,141">
            <text:p/>
          </draw:polygon>
          <draw:polygon draw:style-name="Helles_20_Gold" draw:layer="layout" svg:width="0.281cm" svg:height="0.938cm" svg:x="6.691cm" svg:y="15.009cm" svg:viewBox="0 0 282 939" draw:points="281,94 0,563 0,938 281,516 281,0">
            <text:p/>
          </draw:polygon>
          <draw:polygon draw:style-name="Helles_20_Gold" draw:layer="layout" svg:width="0.845cm" svg:height="0.985cm" svg:x="6.55cm" svg:y="15.993cm" svg:viewBox="0 0 846 986" draw:points="845,0 469,329 235,470 0,985 375,798 657,704 797,188">
            <text:p/>
          </draw:polygon>
          <draw:polygon draw:style-name="Helles_20_Gold" draw:layer="layout" svg:width="0.235cm" svg:height="0.328cm" svg:x="6.128cm" svg:y="17.025cm" svg:viewBox="0 0 236 329" draw:points="94,0 0,235 94,328 235,141 141,0">
            <text:p/>
          </draw:polygon>
          <draw:polygon draw:style-name="Helles_20_Gold" draw:layer="layout" svg:width="0.515cm" svg:height="0.891cm" svg:x="6.457cm" svg:y="16.978cm" svg:viewBox="0 0 516 892" draw:points="421,0 187,422 93,188 0,516 93,891 234,845 515,0">
            <text:p/>
          </draw:polygon>
          <draw:polygon draw:style-name="Helles_20_Gold" draw:layer="layout" svg:width="0.282cm" svg:height="0.468cm" svg:x="5.706cm" svg:y="18.198cm" svg:viewBox="0 0 283 469" draw:points="188,0 141,187 0,280 141,468 282,234 234,47">
            <text:p/>
          </draw:polygon>
          <draw:polygon draw:style-name="Helles_20_Gold" draw:layer="layout" svg:width="0.469cm" svg:height="1.312cm" svg:x="5.237cm" svg:y="18.948cm" svg:viewBox="0 0 470 1313" draw:points="375,0 0,1265 94,1312 469,47">
            <text:p/>
          </draw:polygon>
          <draw:polygon draw:style-name="Helles_20_Gold" draw:layer="layout" svg:width="0.469cm" svg:height="0.469cm" svg:x="8.238cm" svg:y="18.807cm" svg:viewBox="0 0 470 470" draw:points="375,47 0,234 94,469 469,281 469,0">
            <text:p/>
          </draw:polygon>
          <draw:polygon draw:style-name="Goldbraun" draw:layer="layout" svg:width="0.797cm" svg:height="0.844cm" svg:x="6.785cm" svg:y="23.73cm" svg:viewBox="0 0 798 845" draw:points="610,0 0,703 47,844 328,563 797,141">
            <text:p/>
          </draw:polygon>
          <draw:polygon draw:style-name="Helles_20_Gold" draw:layer="layout" svg:width="0.704cm" svg:height="0.655cm" svg:x="7.3cm" svg:y="20.308cm" svg:viewBox="0 0 705 656" draw:points="235,0 282,0 704,328 704,562 516,655 188,375 0,234 0,0 282,0">
            <text:p/>
          </draw:polygon>
          <draw:polygon draw:style-name="Helles_20_Gold" draw:layer="layout" svg:width="0.375cm" svg:height="2.719cm" svg:x="1.44cm" svg:y="8.492cm" svg:viewBox="0 0 376 2720" draw:points="375,0 234,2719 93,2579 0,1453 234,93 328,0">
            <text:p/>
          </draw:polygon>
          <draw:polygon draw:style-name="Helles_20_Gold" draw:layer="layout" svg:width="0.797cm" svg:height="7.83cm" svg:x="1.299cm" svg:y="12.29cm" svg:viewBox="0 0 798 7831" draw:points="469,0 469,1593 281,3657 94,7268 0,7268 0,7830 281,7830 375,6564 797,140 609,46">
            <text:p/>
          </draw:polygon>
          <draw:polygon draw:style-name="Helles_20_Gold" draw:layer="layout" svg:width="0.44cm" svg:height="0.515cm" svg:x="1cm" svg:y="16.041cm" svg:viewBox="0 0 441 516" draw:points="0,0 393,47 440,327 299,515 0,327 0,94">
            <text:p/>
          </draw:polygon>
          <draw:polygon draw:style-name="Helles_20_Gold" draw:layer="layout" svg:width="0.468cm" svg:height="0.281cm" svg:x="1.252cm" svg:y="11.821cm" svg:viewBox="0 0 469 282" draw:points="281,47 0,47 93,281 468,281 422,94 235,0">
            <text:p/>
          </draw:polygon>
          <draw:polygon draw:style-name="Helles_20_Gold" draw:layer="layout" svg:width="0.657cm" svg:height="0.375cm" svg:x="1.345cm" svg:y="11.446cm" svg:viewBox="0 0 658 376" draw:points="0,234 142,281 375,187 470,375 657,281 470,140 95,0 0,187">
            <text:p/>
          </draw:polygon>
          <draw:polygon draw:style-name="Helles_20_Gold" draw:layer="layout" svg:width="0.328cm" svg:height="2.392cm" svg:x="1.252cm" svg:y="8.679cm" svg:viewBox="0 0 329 2393" draw:points="0,0 328,141 93,704 0,2392 0,329 0,94">
            <text:p/>
          </draw:polygon>
          <draw:polygon draw:style-name="Oranges_20_Gold" draw:layer="layout" svg:width="1.031cm" svg:height="0.937cm" svg:x="3.034cm" svg:y="18.151cm" svg:viewBox="0 0 1032 938" draw:points="1031,0 796,281 703,327 281,797 0,937 93,375 375,94 609,140">
            <text:p/>
          </draw:polygon>
          <draw:polygon draw:style-name="Oranges_20_Gold" draw:layer="layout" svg:width="0.75cm" svg:height="0.938cm" svg:x="2.94cm" svg:y="16.51cm" svg:viewBox="0 0 751 939" draw:points="187,656 703,938 750,515 47,0 0,140 515,515 469,656 140,468 140,562">
            <text:p/>
          </draw:polygon>
          <draw:polygon draw:style-name="Oranges_20_Gold" draw:layer="layout" svg:width="1.547cm" svg:height="1.735cm" svg:x="4.159cm" svg:y="23.027cm" svg:viewBox="0 0 1548 1736" draw:points="891,188 0,1266 141,1501 375,1501 1360,1735 1547,1735 1406,281 1219,0 891,0 844,234">
            <text:p/>
          </draw:polygon>
          <draw:polygon draw:style-name="Weißes_20_Gold" draw:layer="layout" svg:width="2.673cm" svg:height="1.501cm" svg:x="9.692cm" svg:y="10.32cm" svg:viewBox="0 0 2674 1502" draw:points="93,0 2016,798 2673,1313 2578,1501 375,328 0,141 47,48 328,94">
            <text:p/>
          </draw:polygon>
          <draw:polygon draw:style-name="Weißes_20_Gold" draw:layer="layout" svg:width="1.172cm" svg:height="0.75cm" svg:x="7.253cm" svg:y="9.336cm" svg:viewBox="0 0 1173 751" draw:points="142,0 142,47 563,281 892,609 1172,750 235,281 0,47">
            <text:p/>
          </draw:polygon>
          <draw:polygon draw:style-name="Weißes_20_Gold" draw:layer="layout" svg:width="0.797cm" svg:height="0.516cm" svg:x="1.58cm" svg:y="7.976cm" svg:viewBox="0 0 798 517" draw:points="94,328 375,328 516,516 797,375 797,187 282,0 0,282">
            <text:p/>
          </draw:polygon>
          <draw:polygon draw:style-name="Weißes_20_Gold" draw:layer="layout" svg:width="0.468cm" svg:height="0.375cm" svg:x="2.987cm" svg:y="8.726cm" svg:viewBox="0 0 469 376" draw:points="188,0 0,187 188,375 328,282 468,141 328,47">
            <text:p/>
          </draw:polygon>
          <draw:polygon draw:style-name="Weißes_20_Gold" draw:layer="layout" svg:width="0.28cm" svg:height="0.328cm" svg:x="2.8cm" svg:y="8.023cm" svg:viewBox="0 0 281 329" draw:points="93,281 280,94 187,0 0,94 0,328">
            <text:p/>
          </draw:polygon>
          <draw:polygon draw:style-name="Weißes_20_Gold" draw:layer="layout" svg:width="0.704cm" svg:height="0.516cm" svg:x="4.393cm" svg:y="20.776cm" svg:viewBox="0 0 705 517" draw:points="0,329 94,516 329,422 517,329 704,187 563,0 282,94 47,329">
            <text:p/>
          </draw:polygon>
          <draw:polygon draw:style-name="Weißes_20_Gold" draw:layer="layout" svg:width="1.313cm" svg:height="0.703cm" svg:x="6.785cm" svg:y="18.948cm" svg:viewBox="0 0 1314 704" draw:points="844,93 375,93 0,328 47,562 468,562 890,703 1172,610 1313,703 1125,562 890,375 610,281 937,234 1031,93 750,0">
            <text:p/>
          </draw:polygon>
          <draw:polygon draw:style-name="Weißes_20_Gold" draw:layer="layout" svg:width="0.422cm" svg:height="0.375cm" svg:x="6.363cm" svg:y="9.195cm" svg:viewBox="0 0 423 376" draw:points="47,47 0,235 234,375 422,281 94,0">
            <text:p/>
          </draw:polygon>
          <draw:polygon draw:style-name="Weißes_20_Gold" draw:layer="layout" svg:width="0.328cm" svg:height="0.329cm" svg:x="6.832cm" svg:y="9.288cm" svg:viewBox="0 0 329 330" draw:points="328,48 187,329 46,142 0,0 187,0">
            <text:p/>
          </draw:polygon>
          <draw:polygon draw:style-name="Helloranges_20_Gold" draw:layer="layout" svg:width="2.204cm" svg:height="4.172cm" svg:x="11.473cm" svg:y="16.041cm" svg:viewBox="0 0 2205 4173" draw:points="2204,0 1172,1547 704,2532 0,4126 94,4172 563,3141 797,2485 1454,1407 1829,750 2204,94">
            <text:p/>
          </draw:polygon>
          <draw:polygon draw:style-name="Helloranges_20_Gold" draw:layer="layout" svg:width="0.328cm" svg:height="0.797cm" svg:x="10.677cm" svg:y="22.089cm" svg:viewBox="0 0 329 798" draw:points="93,188 0,704 93,797 328,375 281,0 93,47">
            <text:p/>
          </draw:polygon>
          <draw:polygon draw:style-name="Helloranges_20_Gold" draw:layer="layout" svg:width="0.609cm" svg:height="1.687cm" svg:x="10.864cm" svg:y="20.308cm" svg:viewBox="0 0 610 1688" draw:points="422,46 234,937 0,1547 141,1687 281,1312 469,562 609,0 375,0">
            <text:p/>
          </draw:polygon>
          <draw:polygon draw:style-name="Helloranges_20_Gold" draw:layer="layout" svg:width="1.032cm" svg:height="5.627cm" svg:x="9.645cm" svg:y="23.073cm" svg:viewBox="0 0 1033 5628" draw:points="1032,0 1032,48 797,985 515,2627 375,3845 140,4877 0,5627 281,5627 375,5065 422,4080 562,3330 844,1970 890,1126 1032,798 1032,235">
            <text:p/>
          </draw:polygon>
          <draw:polygon draw:style-name="Braun_20_hell" draw:layer="layout" svg:width="0.235cm" svg:height="0.328cm" svg:x="7.347cm" svg:y="20.73cm" svg:viewBox="0 0 236 329" draw:points="67,0 235,187 134,328 0,328 34,93">
            <text:p/>
          </draw:polygon>
          <draw:polygon draw:style-name="Helles_20_Gold" draw:layer="layout" svg:width="1.453cm" svg:height="0.469cm" svg:x="6.269cm" svg:y="22.746cm" svg:viewBox="0 0 1454 470" draw:points="46,93 797,187 1126,140 1453,0 1453,234 1031,375 328,469 141,281 0,140 0,47">
            <text:p/>
          </draw:polygon>
          <draw:polygon draw:style-name="Helles_20_Gold" draw:layer="layout" svg:width="3.048cm" svg:height="3.095cm" svg:x="5.19cm" svg:y="19.698cm" svg:viewBox="0 0 3049 3096" draw:points="1923,47 1360,1265 1079,1547 1548,1547 2205,1594 2720,1828 3048,2438 3002,2813 2814,3095 2814,2391 2532,2016 1876,1875 1360,1875 892,2016 610,2250 610,1969 95,2345 0,2110 798,1500 1267,938 1642,375 1688,47 1970,0 1829,375">
            <text:p/>
          </draw:polygon>
          <draw:polygon draw:style-name="Goldbraun" draw:layer="layout" svg:width="0.328cm" svg:height="0.563cm" svg:x="5.847cm" svg:y="22.089cm" svg:viewBox="0 0 329 564" draw:points="328,0 235,375 328,563 0,469 0,188 93,0">
            <text:p/>
          </draw:polygon>
          <draw:polygon draw:style-name="Goldbraun" draw:layer="layout" svg:width="0.609cm" svg:height="0.235cm" svg:x="6.41cm" svg:y="21.62cm" svg:viewBox="0 0 610 236" draw:points="468,0 422,0 140,94 0,235 328,188 609,188 281,0">
            <text:p/>
          </draw:polygon>
          <draw:polygon draw:style-name="Helles_20_Gold" draw:layer="layout" svg:width="1.172cm" svg:height="9.002cm" svg:x="7.77cm" svg:y="19.651cm" svg:viewBox="0 0 1173 9003" draw:points="703,141 937,985 890,2344 703,3517 468,4689 140,6752 140,7502 187,7596 46,8487 0,9002 234,9002 280,8065 515,7127 515,5814 609,5580 750,5298 1031,3142 1172,2532 1125,1172 984,187 609,0">
            <text:p/>
          </draw:polygon>
          <draw:polygon draw:style-name="Helles_20_Gold" draw:layer="layout" svg:width="1.594cm" svg:height="4.689cm" svg:x="5.753cm" svg:y="23.636cm" svg:viewBox="0 0 1595 4690" draw:points="1360,0 610,517 657,1267 797,1267 657,1642 657,1970 797,1970 657,2298 562,3142 422,3470 844,3611 891,3752 891,3892 657,3892 422,3752 235,4032 282,4127 1079,4220 1219,4267 1125,3939 1032,3752 1219,3705 1407,3986 1547,4408 1594,4689 1313,4455 938,4314 469,4267 0,4267 0,4032 0,3798 329,2485 329,2017 562,1360 375,610 562,329">
            <text:p/>
          </draw:polygon>
          <draw:polygon draw:style-name="Helles_20_Gold" draw:layer="layout" svg:width="0.798cm" svg:height="0.985cm" svg:x="4.862cm" svg:y="25.84cm" svg:viewBox="0 0 799 986" draw:points="657,516 798,0 423,0 94,235 0,750 282,985 657,891 657,422">
            <text:p/>
          </draw:polygon>
          <draw:polygon draw:style-name="Helloranges_20_Gold" draw:layer="layout" svg:width="0.704cm" svg:height="1.172cm" svg:x="4.393cm" svg:y="27.528cm" svg:viewBox="0 0 705 1173" draw:points="657,0 563,282 0,1078 235,1172 517,610 704,0">
            <text:p/>
          </draw:polygon>
          <draw:polygon draw:style-name="Helloranges_20_Gold" draw:layer="layout" svg:width="2.25cm" svg:height="0.703cm" svg:x="4.91cm" svg:y="27.95cm" svg:viewBox="0 0 2251 704" draw:points="2250,656 2203,656 1968,422 1828,141 937,0 280,281 46,563 0,703 468,703 796,516 1312,469 1922,656 2250,703 2109,610">
            <text:p/>
          </draw:polygon>
          <draw:polygon draw:style-name="Helles_20_Gold" draw:layer="layout" svg:width="1.265cm" svg:height="0.61cm" svg:x="3.925cm" svg:y="21.62cm" svg:viewBox="0 0 1266 611" draw:points="1265,469 985,610 328,281 0,0 609,188 1219,423">
            <text:p/>
          </draw:polygon>
          <draw:polygon draw:style-name="Weißes_20_Gold" draw:layer="layout" svg:width="0.563cm" svg:height="2.064cm" svg:x="2.987cm" svg:y="21.526cm" svg:viewBox="0 0 564 2065" draw:points="563,47 281,657 140,1172 188,1876 140,2064 47,1454 0,657 281,188 516,0">
            <text:p/>
          </draw:polygon>
          <draw:polygon draw:style-name="Weißes_20_Gold" draw:layer="layout" svg:width="2.673cm" svg:height="3.188cm" svg:x="3.221cm" svg:y="21.761cm" svg:viewBox="0 0 2674 3189" draw:points="609,0 422,282 188,703 47,1407 329,2250 751,2672 1219,2907 1923,3001 2391,3047 2673,3142 1969,3188 704,2813 329,2392 0,1782 0,1454 47,609 422,0">
            <text:p/>
          </draw:polygon>
          <draw:polygon draw:style-name="Oranges_20_Gold" draw:layer="layout" svg:width="1.688cm" svg:height="1.219cm" svg:x="13.49cm" svg:y="12.899cm" svg:viewBox="0 0 1689 1220" draw:points="0,0 47,47 750,984 844,1219 1688,1172 1078,657 140,0">
            <text:p/>
          </draw:polygon>
          <draw:polygon draw:style-name="Helles_20_Gold" draw:layer="layout" svg:width="1.313cm" svg:height="0.844cm" svg:x="11.286cm" svg:y="11.727cm" svg:viewBox="0 0 1314 845" draw:points="94,47 656,234 1313,844 844,703 234,375 0,0">
            <text:p/>
          </draw:polygon>
          <draw:polygon draw:style-name="Weißes_20_Gold" draw:layer="layout" svg:width="0.141cm" svg:height="0.516cm" svg:x="10.723cm" svg:y="11.211cm" svg:viewBox="0 0 142 517" draw:points="141,0 0,235 0,516 94,329 94,141">
            <text:p/>
          </draw:polygon>
          <draw:polygon draw:style-name="Weißes_20_Gold" draw:layer="layout" svg:width="1.219cm" svg:height="0.375cm" svg:x="9.176cm" svg:y="10.789cm" svg:viewBox="0 0 1220 376" draw:points="1219,375 844,47 0,0 656,141 1079,375">
            <text:p/>
          </draw:polygon>
          <draw:polygon draw:style-name="Helles_20_Gold" draw:layer="layout" svg:width="2.579cm" svg:height="1.64cm" svg:x="12.13cm" svg:y="11.493cm" svg:viewBox="0 0 2580 1641" draw:points="2579,1640 1078,515 0,0 94,140 47,375 703,750 1172,750 2250,1265">
            <text:p/>
          </draw:polygon>
          <draw:polygon draw:style-name="Helloranges_20_Gold" draw:layer="layout" svg:width="1.219cm" svg:height="0.844cm" svg:x="8.098cm" svg:y="10.039cm" svg:viewBox="0 0 1220 845" draw:points="0,47 1219,563 1125,844 609,797 47,375 0,0">
            <text:p/>
          </draw:polygon>
          <draw:polygon draw:style-name="Oranges_20_Gold" draw:layer="layout" svg:width="0.282cm" svg:height="1.547cm" svg:x="7.347cm" svg:y="9.851cm" svg:viewBox="0 0 283 1548" draw:points="0,47 48,517 48,1220 0,1547 282,985 188,141 0,0">
            <text:p/>
          </draw:polygon>
          <draw:polygon draw:style-name="Oranges_20_Gold" draw:layer="layout" svg:width="0.562cm" svg:height="1.922cm" svg:x="6.785cm" svg:y="9.664cm" svg:viewBox="0 0 563 1923" draw:points="0,0 93,0 375,375 562,1079 422,1922 375,984 0,187">
            <text:p/>
          </draw:polygon>
          <draw:polygon draw:style-name="Oranges_20_Gold" draw:layer="layout" svg:width="3.328cm" svg:height="8.674cm" svg:x="3.55cm" svg:y="12.477cm" svg:viewBox="0 0 3329 8675" draw:points="3328,0 2485,1313 1453,3564 937,4971 280,6939 0,8534 280,8674 280,7315 656,6236 1453,3939 2250,2157 3141,516">
            <text:p/>
          </draw:polygon>
          <draw:polygon draw:style-name="Oranges_20_Gold" draw:layer="layout" svg:width="1.781cm" svg:height="5.721cm" svg:x="3.925cm" svg:y="15.009cm" svg:viewBox="0 0 1782 5722" draw:points="1781,0 1312,984 750,2344 468,3423 140,4407 0,5533 187,5721 328,4689 515,3892 609,3001 1078,1688 1547,469">
            <text:p/>
          </draw:polygon>
          <draw:polygon draw:style-name="Goldbraun" draw:layer="layout" svg:width="1.125cm" svg:height="0.61cm" svg:x="2.565cm" svg:y="9.523cm" svg:viewBox="0 0 1126 611" draw:points="328,0 1125,516 562,563 422,375 47,610 0,563 375,422 375,47">
            <text:p/>
          </draw:polygon>
          <draw:polygon draw:style-name="Goldbraun" draw:layer="layout" svg:width="1.313cm" svg:height="1.829cm" svg:x="2.096cm" svg:y="8.163cm" svg:viewBox="0 0 1314 1830" draw:points="1313,0 1172,470 609,798 187,1407 0,1829 0,1407 656,470 891,422 1031,0">
            <text:p/>
          </draw:polygon>
          <draw:polygon draw:style-name="Helloranges_20_Gold" draw:layer="layout" svg:width="0.797cm" svg:height="3.048cm" svg:x="1.768cm" svg:y="8.304cm" svg:viewBox="0 0 798 3049" draw:points="750,0 562,469 375,469 140,2251 187,3048 0,2767 187,329 515,329 797,94">
            <text:p/>
          </draw:polygon>
          <draw:polygon draw:style-name="Helloranges_20_Gold" draw:layer="layout" svg:width="1.735cm" svg:height="3.47cm" svg:x="6.503cm" svg:y="10.93cm" svg:viewBox="0 0 1736 3471" draw:points="1501,0 1501,47 892,1219 516,1688 329,2157 188,2578 0,2907 141,3188 141,3470 469,3048 329,2860 375,2626 516,2250 610,2063 938,1781 1079,1219 1407,844 1595,468 1407,468 1735,47">
            <text:p/>
          </draw:polygon>
          <draw:polygon draw:style-name="Helloranges_20_Gold" draw:layer="layout" svg:width="2.016cm" svg:height="4.829cm" svg:x="4.628cm" svg:y="14.634cm" svg:viewBox="0 0 2017 4830" draw:points="328,4829 469,3844 891,3048 891,2626 1266,1969 1500,984 1922,329 2016,0 1969,47 1594,329 1407,704 1219,1125 1172,704 891,1266 1078,1594 937,1829 609,2016 703,2391 469,2438 375,2954 516,3094 657,2626 750,2907 469,3376 282,3235 234,3517 282,3892 94,4032 0,3564 47,4173 140,4829 282,4782">
            <text:p/>
          </draw:polygon>
          <draw:polygon draw:style-name="Helloranges_20_Gold" draw:layer="layout" svg:width="1.032cm" svg:height="2.016cm" svg:x="7.113cm" svg:y="11.68cm" svg:viewBox="0 0 1033 2017" draw:points="1032,0 609,703 328,1125 94,1360 0,1688 47,2016 328,1500 985,235">
            <text:p/>
          </draw:polygon>
          <draw:polygon draw:style-name="Oranges_20_Gold" draw:layer="layout" svg:width="0.656cm" svg:height="2.579cm" svg:x="3.55cm" svg:y="24.574cm" svg:viewBox="0 0 657 2580" draw:points="187,0 468,141 656,984 515,2579 187,2391 187,1688 0,1688 0,1501 187,1501 280,891 422,657 234,94">
            <text:p/>
          </draw:polygon>
          <draw:polygon draw:style-name="Oranges_20_Gold" draw:layer="layout" svg:width="0.328cm" svg:height="3.001cm" svg:x="2.987cm" svg:y="23.871cm" svg:viewBox="0 0 329 3002" draw:points="281,0 0,1922 93,3001 281,2860 281,2157 328,984 328,234">
            <text:p/>
          </draw:polygon>
          <draw:polygon draw:style-name="Oranges_20_Gold" draw:layer="layout" svg:width="0.234cm" svg:height="1.36cm" svg:x="3.409cm" svg:y="24.668cm" svg:viewBox="0 0 235 1361" draw:points="141,0 234,140 0,1360 0,94">
            <text:p/>
          </draw:polygon>
          <draw:polygon draw:style-name="Helloranges_20_Gold" draw:layer="layout" svg:width="0.422cm" svg:height="1.828cm" svg:x="4.206cm" svg:y="25.231cm" svg:viewBox="0 0 423 1829" draw:points="281,0 0,1828 281,1359 422,281 422,47">
            <text:p/>
          </draw:polygon>
          <draw:polygon draw:style-name="Goldbraun" draw:layer="layout" svg:width="0.984cm" svg:height="0.75cm" svg:x="3.034cm" svg:y="27.153cm" svg:viewBox="0 0 985 751" draw:points="46,750 984,0 844,47 0,750">
            <text:p/>
          </draw:polygon>
          <draw:polygon draw:style-name="Goldbraun" draw:layer="layout" svg:width="1.36cm" svg:height="0.656cm" svg:x="2.565cm" svg:y="27.95cm" svg:viewBox="0 0 1361 657" draw:points="0,0 515,516 1125,656 1360,656 844,281 281,141">
            <text:p/>
          </draw:polygon>
          <draw:polygon draw:style-name="Goldbraun" draw:layer="layout" svg:width="0.562cm" svg:height="0.375cm" svg:x="1.768cm" svg:y="27.997cm" svg:viewBox="0 0 563 376" draw:points="0,47 0,375 140,375 562,281 422,94 140,0">
            <text:p/>
          </draw:polygon>
          <draw:polygon draw:style-name="Helloranges_20_Gold" draw:layer="layout" svg:width="0.89cm" svg:height="0.375cm" svg:x="3.175cm" svg:y="17.494cm" svg:viewBox="0 0 891 376" draw:points="46,234 515,0 797,188 890,329 609,234 187,375 0,375">
            <text:p/>
          </draw:polygon>
          <draw:polygon draw:style-name="Weißes_20_Gold" draw:layer="layout" svg:width="0.329cm" svg:height="4.314cm" svg:x="2.471cm" svg:y="10.461cm" svg:viewBox="0 0 330 4315" draw:points="94,0 234,94 329,282 0,4314 47,375">
            <text:p/>
          </draw:polygon>
          <draw:polygon draw:style-name="Weißes_20_Gold" draw:layer="layout" svg:width="0.328cm" svg:height="3.751cm" svg:x="2.752cm" svg:y="10.977cm" svg:viewBox="0 0 329 3752" draw:points="328,141 48,2532 0,3751 48,94 141,0">
            <text:p/>
          </draw:polygon>
          <draw:polygon draw:style-name="Helles_20_Gold" draw:layer="layout" svg:width="0.516cm" svg:height="5.767cm" svg:x="2.002cm" svg:y="14.259cm" svg:viewBox="0 0 517 5768" draw:points="47,5767 141,5767 516,0 0,5767">
            <text:p/>
          </draw:polygon>
          <draw:polygon draw:style-name="Helles_20_Gold" draw:layer="layout" svg:width="0.422cm" svg:height="5.862cm" svg:x="2.33cm" svg:y="14.446cm" svg:viewBox="0 0 423 5863" draw:points="422,0 141,5862 0,5721 329,188">
            <text:p/>
          </draw:polygon>
          <draw:polygon draw:style-name="Braun_20_hell" draw:layer="layout" svg:width="0.328cm" svg:height="0.703cm" svg:x="3.127cm" svg:y="11.024cm" svg:viewBox="0 0 329 704" draw:points="141,0 328,703 188,562 0,94 94,0">
            <text:p/>
          </draw:polygon>
          <draw:polygon draw:style-name="Goldbraun" draw:layer="layout" svg:width="0.375cm" svg:height="2.064cm" svg:x="2.096cm" svg:y="10.039cm" svg:viewBox="0 0 376 2065" draw:points="234,141 0,2064 187,2064 375,0 328,234">
            <text:p/>
          </draw:polygon>
          <draw:polygon draw:style-name="Goldbraun" draw:layer="layout" svg:width="0.188cm" svg:height="1.079cm" svg:x="2.002cm" svg:y="10.226cm" svg:viewBox="0 0 189 1080" draw:points="94,142 0,1079 188,798 188,0">
            <text:p/>
          </draw:polygon>
          <draw:polygon draw:style-name="Goldbraun" draw:layer="layout" svg:width="0.328cm" svg:height="0.703cm" svg:x="2.518cm" svg:y="9.055cm" svg:viewBox="0 0 329 704" draw:points="141,93 94,609 187,703 328,140 328,0 234,0 0,375">
            <text:p/>
          </draw:polygon>
          <draw:polygon draw:style-name="Goldbraun" draw:layer="layout" svg:width="0.703cm" svg:height="7.689cm" svg:x="1.674cm" svg:y="12.478cm" svg:viewBox="0 0 704 7690" draw:points="0,7501 0,7548 563,187 703,0 422,4266 141,7689 0,7595">
            <text:p/>
          </draw:polygon>
          <draw:polygon draw:style-name="Helloranges_20_Gold" draw:layer="layout" svg:width="0.235cm" svg:height="1.782cm" svg:x="1.252cm" svg:y="20.542cm" svg:viewBox="0 0 236 1783" draw:points="0,47 0,1501 0,1782 188,1782 235,47 47,0">
            <text:p/>
          </draw:polygon>
          <draw:polygon draw:style-name="Helloranges_20_Gold" draw:layer="layout" svg:width="0.188cm" svg:height="1.782cm" svg:x="1.58cm" svg:y="20.589cm" svg:viewBox="0 0 189 1783" draw:points="188,94 140,1782 0,1594 0,0 47,0">
            <text:p/>
          </draw:polygon>
          <draw:polygon draw:style-name="Helloranges_20_Gold" draw:layer="layout" svg:width="0.797cm" svg:height="6.94cm" svg:x="1.393cm" svg:y="20.448cm" svg:viewBox="0 0 798 6941" draw:points="234,3001 0,6377 327,6471 515,6940 703,6799 422,6330 797,141 703,0 609,282 375,4642 187,6190 375,2954 234,2907">
            <text:p/>
          </draw:polygon>
          <draw:polygon draw:style-name="Helloranges_20_Gold" draw:layer="layout" svg:width="0.815cm" svg:height="0.282cm" svg:x="1cm" svg:y="22.464cm" svg:viewBox="0 0 816 283" draw:points="0,47 627,0 815,47 720,282 440,188 0,235 0,0">
            <text:p/>
          </draw:polygon>
          <draw:polygon draw:style-name="Helloranges_20_Gold" draw:layer="layout" svg:width="0.141cm" svg:height="0.656cm" svg:x="1.252cm" svg:y="23.074cm" svg:viewBox="0 0 142 657" draw:points="0,0 0,562 141,656 118,0">
            <text:p/>
          </draw:polygon>
          <draw:polygon draw:style-name="Helloranges_20_Gold" draw:layer="layout" svg:width="0cm" svg:height="0.469cm" svg:x="1cm" svg:y="23.871cm" svg:viewBox="0 0 1 470" draw:points="0,0 0,47 0,469 0,140 0,47">
            <text:p/>
          </draw:polygon>
          <draw:polygon draw:style-name="Helloranges_20_Gold" draw:layer="layout" svg:width="0.44cm" svg:height="0.61cm" svg:x="1cm" svg:y="27.2cm" svg:viewBox="0 0 441 611" draw:points="0,0 440,94 440,610 252,610 0,422 299,422">
            <text:p/>
          </draw:polygon>
          <draw:polygon draw:style-name="Helloranges_20_Gold" draw:layer="layout" svg:width="0.375cm" svg:height="0.375cm" svg:x="2.377cm" svg:y="27.481cm" svg:viewBox="0 0 376 376" draw:points="0,0 94,329 375,375 282,188 94,0">
            <text:p/>
          </draw:polygon>
          <draw:polygon draw:style-name="Helloranges_20_Gold" draw:layer="layout" svg:width="0.282cm" svg:height="0.375cm" svg:x="1.533cm" svg:y="27.575cm" svg:viewBox="0 0 283 376" draw:points="187,0 0,281 141,375 282,188 94,94">
            <text:p/>
          </draw:polygon>
          <draw:polygon draw:style-name="Helloranges_20_Gold" draw:layer="layout" svg:width="0.375cm" svg:height="0.187cm" svg:x="1.44cm" svg:y="28.419cm" svg:viewBox="0 0 376 188" draw:points="47,0 280,47 375,187 140,187 0,0">
            <text:p/>
          </draw:polygon>
          <draw:polygon draw:style-name="Helloranges_20_Gold" draw:layer="layout" svg:width="0.469cm" svg:height="6.049cm" svg:x="2.002cm" svg:y="20.589cm" svg:viewBox="0 0 470 6050" draw:points="281,0 0,5907 141,6049 469,0 328,0">
            <text:p/>
          </draw:polygon>
          <draw:polygon draw:style-name="Helloranges_20_Gold" draw:layer="layout" svg:width="1.969cm" svg:height="4.315cm" svg:x="4.956cm" svg:y="12.711cm" svg:viewBox="0 0 1970 4316" draw:points="1454,1079 1454,1595 1266,1970 1032,2252 891,2298 704,2673 469,3377 516,3564 329,3705 0,4315 891,2252 1407,939 1969,0 1501,1126">
            <text:p/>
          </draw:polygon>
        </draw:g>
        <draw:g>
          <draw:path draw:style-name="Braun_20_dunkel" draw:layer="layout" svg:width="3.445cm" svg:height="5.239cm" svg:x="1.706cm" svg:y="1.857cm" svg:viewBox="0 0 3446 5240" svg:d="m2658 438c-125 793-250 1584-376 2379-140 836-350 1442-639 1838-297 385-612 584-944 584-176 0-332-65-481-176-139-122-218-253-218-385 0-178 96-341 288-475 0 199 53 364 150 485 103 122 243 189 418 189 244 0 437-122 578-365 121-242 244-694 348-1375 140-869 279-1739 420-2608-209 42-332 64-385 64-191 0-288-142-306-429 62 44 141 66 229 66 104 0 288-34 550-99 70-18 140-35 211-55 174-43 341-76 480-76 149 0 262 44 333 120 61 76 105 220 131 440-131-98-280-153-446-153-97 0-210 11-341 31 0 0 0 0 0 0z">
            <text:p/>
          </draw:path>
          <draw:path draw:style-name="Braun_20_dunkel" draw:layer="layout" svg:width="3.167cm" svg:height="4.193cm" svg:x="5.201cm" svg:y="1.879cm" svg:viewBox="0 0 3168 4194" svg:d="m1006 2773c-14 33-28 66-43 100-184 429-272 758-272 979 0 66 18 133 62 197-35 23-113 44-227 111-62 21-114 33-158 33-104 0-148-66-148-175 0-243 121-628 367-1145 19-45 38-89 60-134-35 0-69 0-104 0-237 0-420 44-543 134 62-297 246-452 543-452 86 4 173 6 262 11 21-35 41-72 62-111 218-417 559-989 1023-1706 157-242 271-385 350-451 70-55 218-110 446-164-43 329-61 626-61 903 0 736 61 1485 201 2233 70 417 184 694 341 804-139 165-253 253-341 253-227 0-403-485-516-1454-244 34-481 44-717 44-195-2-390-6-587-10zm158-320c142 4 284 7 429 12 297 0 524-12 682-33-70-627-96-1144-96-1563 0-69 0-137 0-209-53 88-157 252-315 495-297 463-517 858-656 1189-14 36-29 72-44 109z">
            <text:p/>
          </draw:path>
          <draw:path draw:style-name="Braun_20_dunkel" draw:layer="layout" svg:width="2.738cm" svg:height="4.591cm" svg:x="9.089cm" svg:y="1.691cm" svg:viewBox="0 0 2739 4592" svg:d="m490 3764c175-11 341-23 507-23 656 0 1093 67 1322 199 104 67 165 233 165 475 0 32-9 88-9 176-184-132-393-232-629-287-246-44-561-78-953-78-176 0-343 11-499 34-23 0-46 0-71 0-46 7-93 14-139 21-123 0-184-55-184-175 0-32 9-132 44-287 455-770 1155-1761 2090-2971 27-45 97-133 201-275-410 44-716 75-918 86-236 23-385 23-446 23-324 0-481-142-481-429 0-23 0-110 9-253 122 210 445 308 962 308 86 0 173 0 262 0 420 0 752-34 1015-98-27 208-53 351-78 418-35 78-97 175-185 286-218 285-568 770-1058 1464-489 704-805 1167-927 1386 0 0 0 0 0 0z">
            <text:p/>
          </draw:path>
          <draw:path draw:style-name="Braun_20_dunkel" draw:layer="layout" svg:width="2.738cm" svg:height="4.591cm" svg:x="12.356cm" svg:y="1.691cm" svg:viewBox="0 0 2739 4592" svg:d="m489 3764c176-11 341-23 508-23 656 0 1093 67 1321 199 105 67 166 233 166 475 0 32-9 88-9 176-184-132-393-232-630-287-245-44-560-78-953-78-175 0-342 11-498 34-24 0-47 0-71 0-47 7-93 14-140 21-123 0-183-55-183-175 0-32 9-132 44-287 454-770 1154-1761 2090-2971 27-45 96-133 201-275-411 44-717 75-918 86-237 23-385 23-446 23-324 0-482-142-482-429 0-23 0-110 9-253 123 210 446 308 963 308 86 0 173 0 262 0 420 0 752-34 1015-98-27 208-53 351-79 418-35 78-97 175-184 286-219 285-569 770-1058 1464-490 704-805 1167-928 1386 0 0 0 0 0 0z">
            <text:p/>
          </draw:path>
        </draw:g>
        <draw:g>
          <draw:path draw:style-name="Goldbraun" draw:layer="layout" svg:width="3.445cm" svg:height="5.239cm" svg:x="1.586cm" svg:y="1.677cm" svg:viewBox="0 0 3446 5240" svg:d="m2658 438c-125 793-250 1584-376 2379-140 836-350 1442-639 1838-297 385-612 584-944 584-176 0-332-65-481-176-139-122-218-253-218-385 0-178 96-341 288-475 0 199 53 364 150 485 103 122 243 189 418 189 244 0 437-122 578-365 121-242 244-694 348-1375 140-869 279-1739 420-2608-209 42-332 64-385 64-191 0-288-142-306-429 62 44 141 66 229 66 104 0 288-34 550-99 70-18 140-35 211-55 174-43 341-76 480-76 149 0 262 44 333 120 61 76 105 220 131 440-131-98-280-153-446-153-97 0-210 11-341 31 0 0 0 0 0 0z">
            <text:p/>
          </draw:path>
          <draw:path draw:style-name="Goldbraun" draw:layer="layout" svg:width="3.167cm" svg:height="4.193cm" svg:x="5.081cm" svg:y="1.699cm" svg:viewBox="0 0 3168 4194" svg:d="m1006 2773c-14 33-28 66-43 100-184 429-272 758-272 979 0 66 18 133 62 197-35 23-113 44-227 111-62 21-114 33-158 33-104 0-148-66-148-175 0-243 121-628 367-1145 19-45 38-89 60-134-35 0-69 0-104 0-237 0-420 44-543 134 62-297 246-452 543-452 86 4 173 6 262 11 21-35 41-72 62-111 218-417 559-989 1023-1706 157-242 271-385 350-451 70-55 218-110 446-164-43 329-61 626-61 903 0 736 61 1485 201 2233 70 417 184 694 341 804-139 165-253 253-341 253-227 0-403-485-516-1454-244 34-481 44-717 44-195-2-390-6-587-10zm158-320c142 4 284 7 429 12 297 0 524-12 682-33-70-627-96-1144-96-1563 0-69 0-137 0-209-53 88-157 252-315 495-297 463-517 858-656 1189-14 36-29 72-44 109z">
            <text:p/>
          </draw:path>
          <draw:path draw:style-name="Goldbraun" draw:layer="layout" svg:width="2.738cm" svg:height="4.591cm" svg:x="8.969cm" svg:y="1.511cm" svg:viewBox="0 0 2739 4592" svg:d="m490 3764c175-11 341-23 507-23 656 0 1093 67 1322 199 104 67 165 233 165 475 0 32-9 88-9 176-184-132-393-232-629-287-246-44-561-78-953-78-176 0-343 11-499 34-23 0-46 0-71 0-46 7-93 14-139 21-123 0-184-55-184-175 0-32 9-132 44-287 455-770 1155-1761 2090-2971 27-45 97-133 201-275-410 44-716 75-918 86-236 23-385 23-446 23-324 0-481-142-481-429 0-23 0-110 9-253 122 210 445 308 962 308 86 0 173 0 262 0 420 0 752-34 1015-98-27 208-53 351-78 418-35 78-97 175-185 286-218 285-568 770-1058 1464-489 704-805 1167-927 1386 0 0 0 0 0 0z">
            <text:p/>
          </draw:path>
          <draw:path draw:style-name="Goldbraun" draw:layer="layout" svg:width="2.738cm" svg:height="4.591cm" svg:x="12.236cm" svg:y="1.511cm" svg:viewBox="0 0 2739 4592" svg:d="m489 3764c176-11 341-23 508-23 656 0 1093 67 1321 199 105 67 166 233 166 475 0 32-9 88-9 176-184-132-393-232-630-287-245-44-560-78-953-78-175 0-342 11-498 34-24 0-47 0-71 0-47 7-93 14-140 21-123 0-183-55-183-175 0-32 9-132 44-287 454-770 1154-1761 2090-2971 27-45 96-133 201-275-411 44-717 75-918 86-237 23-385 23-446 23-324 0-482-142-482-429 0-23 0-110 9-253 123 210 446 308 963 308 86 0 173 0 262 0 420 0 752-34 1015-98-27 208-53 351-79 418-35 78-97 175-184 286-219 285-569 770-1058 1464-490 704-805 1167-928 1386 0 0 0 0 0 0z">
            <text:p/>
          </draw:path>
        </draw:g>
        <draw:polygon draw:style-name="Braun_20_dunkel" draw:layer="layout" svg:width="12.267cm" svg:height="1.083cm" svg:x="3.488cm" svg:y="6.374cm" svg:viewBox="0 0 12268 1084" draw:points="240,541 0,842 240,1083 1624,902 3247,722 6855,541 10042,541 11485,541 11786,541 12087,541 11726,421 12267,241 9802,60 5893,60 3668,0 1984,121 962,241 361,481">
          <text:p/>
        </draw:polygon>
        <draw:polygon draw:style-name="Goldbraun" draw:layer="layout" svg:width="12.267cm" svg:height="1.083cm" svg:x="3.368cm" svg:y="6.253cm" svg:viewBox="0 0 12268 1084" draw:points="240,541 0,842 240,1083 1624,902 3247,722 6855,541 10042,541 11485,541 11786,541 12087,541 11726,421 12267,241 9802,60 5893,60 3668,0 1984,121 962,241 361,481">
          <text:p/>
        </draw:polygon>
        <draw:g>
          <draw:path draw:style-name="Goldbraun" draw:layer="layout" svg:width="2.445cm" svg:height="2.148cm" svg:x="16.66cm" svg:y="1.458cm" svg:viewBox="0 0 2446 2149" svg:d="m1756 170c-285 0-583 87-887 257-286 164-429 305-429 421 0 18 0 30 0 36 18 19 36 38 56 59 6 9 12 19 19 29 2 17 4 34 6 53-35 3-70 7-106 11-87 0-173-11-266-47-100-24-149-53-149-76 0-94 105-211 316-362s459-270 751-376c162-58 317-99 472-128 149-29 292-47 435-47 99 0 198 12 310 35 106 23 161 58 161 100 0 53-12 105-37 158s-62 88-112 105c-62-76-136-135-223-176-93-34-199-52-317-52 0 0 0 0 0 0zm286 1024c-12 17-25 23-44 23s-31-6-31-11c-6-6-12-12-18-18 2-19 4-38 6-59 0-11-19-29-43-40-33-4-66-8-100-12-130 0-254 29-372 76-27 97-54 194-81 293-20 112-40 224-62 339 0 12-6 30-19 41 8-6 16-11 25-18 37-24 74-49 112-75-31 93-93 186-193 281-99 87-173 134-223 134-25 0-44-12-50-23-12-18-18-42-18-65 12-141 43-327 93-562 47-228 94-456 143-684 49-246 86-451 111-609 47-10 94-19 143-30 112-22 199-35 261-35 37 0 56 18 56 53 0 18-6 35-19 47-16 25-32 49-50 76-57 208-114 416-173 627 124-36 248-65 366-82 56-6 105-13 155-18 44 0 87-6 130-6 25 0 50 0 75 0 25 6 56 11 87 11 12 4 24 8 37 13-18 27-36 54-56 82-12 13-24 26-37 40-37 31-74 62-112 94-18 17-37 35-49 52s-31 42-50 65c0 0 0 0 0 0z">
            <text:p/>
          </draw:path>
          <draw:path draw:style-name="Goldbraun" draw:layer="layout" svg:width="1.174cm" svg:height="1.293cm" svg:x="17.252cm" svg:y="5.821cm" svg:viewBox="0 0 1175 1294" svg:d="m633 1059c25 0 63-12 118-47 39-20 78-41 118-64 10-5 20-11 31-18 35-11 70-22 106-35 0 65-75 147-224 246s-285 152-397 152c-118 0-211-70-285-199-69-105-100-216-100-333 0-199 93-375 286-539 174-146 335-222 484-222 87 0 180 53 279 152 81 94 125 164 125 211 0 29-106 93-317 199-161 82-317 146-453 199 12 58 37 122 74 181 50 82 100 117 155 117 0 0 0 0 0 0zm-229-433c37-11 68-29 105-41 31-12 56-23 81-35 81-35 130-65 155-94 0-6 0-11 0-17 0-36-25-82-68-140-50-53-81-82-99-89-38 0-75 53-124 153-38 82-50 169-50 263 0 0 0 0 0 0z">
            <text:p/>
          </draw:path>
          <draw:path draw:style-name="Goldbraun" draw:layer="layout" svg:width="1.347cm" svg:height="1.264cm" svg:x="17.146cm" svg:y="9.335cm" svg:viewBox="0 0 1348 1265" svg:d="m919 187c-10 0-20 0-32 0-22 0-44 0-68 0-43 0-81 6-118 18s-62 29-62 47c50 29 106 64 168 99 49 35 99 64 149 100 99 70 149 146 149 222 0 129-112 258-323 398-199 128-354 193-472 193-93 0-174-52-242-147-19-22-43-69-68-140 62-6 142-35 242-88 43-17 81-35 118-58 12-6 43-24 93-59-8 35-16 70-25 106-4 19-8 38-12 58 0 70 31 105 105 105 44 0 87-17 124-52 44-41 69-100 69-175 0-60-56-118-168-176-47-25-94-49-143-76-24-12-49-23-68-41-25-12-37-30-50-47-37-35-55-82-55-129 0-64 99-140 310-222s397-123 565-123c49 0 87 6 124 12s78 15 118 23c-68 46-136 93-205 141-149 93-242 140-273 140 0-47 6-76 18-88s20-26 32-41z">
            <text:p/>
          </draw:path>
          <draw:path draw:style-name="Goldbraun" draw:layer="layout" svg:width="1.583cm" svg:height="1.498cm" svg:x="17.136cm" svg:y="12.591cm" svg:viewBox="0 0 1584 1499" svg:d="m516 1002c0 46 6 87 24 111 13 28 44 58 94 87 37 17 80 30 130 41 43 12 87 18 124 18 50 0 155-29 329-94 80-33 160-66 242-99-223 169-403 286-552 356-112 47-224 76-323 76-137 0-248-29-335-87s-131-129-131-234c0-15 0-30 0-47 4-13 8-27 13-41 60-201 120-401 180-603-31 2-62 4-93 6-44 0-87-6-125-17s-68-35-93-71c64-33 128-66 193-99s105-64 143-100c22 0 44 0 68 0 12-52 24-104 37-157 60-2 120-4 180-7 25 0 56-6 93-11s69-12 106-24c22-2 44-4 68-6s54 0 81 0c-54 78-108 155-162 234 4 0 8 0 13 0 74-5 149-11 223-17s143-12 218-12c107-8 214-15 322-24-155 60-316 118-484 171-149 46-285 75-397 99-39 90-78 179-118 270-50 122-68 216-68 281 0 0 0 0 0 0z">
            <text:p/>
          </draw:path>
          <draw:path draw:style-name="Goldbraun" draw:layer="layout" svg:width="0.992cm" svg:height="1.774cm" svg:x="17.358cm" svg:y="15.818cm" svg:viewBox="0 0 993 1775" svg:d="m371 310c0-34 19-93 56-175 38-70 62-111 75-111 18 4 36 7 56 12s50 6 87 6 78-4 118-6c37-7 74-15 111-23s56-13 69-13c24 0 37 0 49 0 0 47-68 118-205 217-136 106-260 153-360 153-8 0-16 0-24 0-19-12-32-29-32-60 0 0 0 0 0 0zm-371 1166c0-94 37-252 111-469 33-93 66-187 99-281 25-70 37-122 37-146 122-23 244-45 367-70 0 70-25 146-62 240-13 23-25 47-32 70-12 23-18 47-31 70-12 29-30 82-55 159-13 29-19 58-25 82-25 87-38 163-38 222 0 81 13 146 50 181 25 35 56 47 99 47 25 0 56 0 94-12s78-23 118-35c0 41-50 88-149 146s-205 94-305 94-167-29-211-88c-42-52-67-123-67-210 0 0 0 0 0 0z">
            <text:p/>
          </draw:path>
          <draw:path draw:style-name="Goldbraun" draw:layer="layout" svg:width="1.534cm" svg:height="1.686cm" svg:x="17.061cm" svg:y="19.403cm" svg:viewBox="0 0 1535 1687" svg:d="m0 486c94-6 199-24 323-59 49-15 98-30 149-47-2 63-4 125-6 188 0 135 0 246 6 334 7 93 19 169 38 233 25 117 62 176 105 176 50 0 162-135 335-404s261-450 261-556c0-47-31-76-87-93s-161-29-316-29c74-39 148-78 223-117 161-71 273-112 348-112 37 0 68 12 99 30 25 17 44 46 56 93 0 82-81 252-242 509-137 234-298 469-472 702s-285 352-323 352-93-100-180-310c-12-36-43-111-87-229s-87-234-124-351c-35-103-70-205-106-310z">
            <text:p/>
          </draw:path>
          <draw:path draw:style-name="Goldbraun" draw:layer="layout" svg:width="1.559cm" svg:height="1.283cm" svg:x="17.112cm" svg:y="23.285cm" svg:viewBox="0 0 1560 1284" svg:d="m472 1201c-37 23-87 34-149 58-37 6-62 12-87 18-25 0-49 6-81 6-43 0-74-6-99-18-37-24-56-47-56-94 0-246 112-474 348-678 174-153 403-276 689-376 230-75 404-117 522-117-100 66-187 188-261 363-75 182-112 369-112 562 0 30 0 59 0 88 0 47 6 76 19 82 6 12 37 18 99 18 25 0 50 0 75 0 0 35-63 70-174 105-118 41-218 65-292 65-81 0-118-24-118-71 18-117 36-234 56-351-58 61-116 121-174 181-75 71-143 124-205 159 0 0 0 0 0 0zm-74-147c37 0 118-52 236-169s204-217 266-310c16-96 32-191 50-287-124 41-236 110-329 210-143 146-211 328-211 544-4 4-8 8-12 12z">
            <text:p/>
          </draw:path>
          <draw:path draw:style-name="Goldbraun" draw:layer="layout" svg:width="0.937cm" svg:height="2.247cm" svg:x="17.425cm" svg:y="25.835cm" svg:viewBox="0 0 938 2248" svg:d="m807 281c-93 198-180 421-261 678-106 327-155 586-155 767 0 93 12 164 43 199 31 58 94 82 193 82 37 0 62 0 80-6 29-8 58-15 87-24 12-2 24-3 38-5 8 20 16 41 24 64 2 5 4 11 7 18-81 58-168 104-267 140s-187 53-267 53c-93 0-168-18-230-53-68-36-99-94-99-164 2-17 4-34 6-53 37-169 74-339 112-509 37-175 74-350 112-527 26-122 52-245 80-368 19-94 44-181 69-270 24-82 49-163 74-239 60-6 120-12 180-18 37 0 87-6 137-12s105-17 167-34c0 20 0 41 0 64-12 23-18 35-18 35-21 31-42 62-63 93s-32 58-49 89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Farbverlauf_20_26" draw:display-name="Farbverlauf 26" draw:style="linear" draw:start-color="#000000" draw:end-color="#4c1900" draw:start-intensity="100%" draw:end-intensity="100%" draw:angle="2700" draw:border="0%"/>
    <draw:gradient draw:name="Farbverlauf_20_27" draw:display-name="Farbverlauf 27" draw:style="linear" draw:start-color="#eb613d" draw:end-color="#ff8f00" draw:start-intensity="100%" draw:end-intensity="100%" draw:angle="0" draw:border="0%"/>
    <draw:gradient draw:name="Farbverlauf_20_28" draw:display-name="Farbverlauf 28" draw:style="linear" draw:start-color="#ffff66" draw:end-color="#ff8f00" draw:start-intensity="100%" draw:end-intensity="100%" draw:angle="450" draw:border="0%"/>
    <draw:gradient draw:name="Farbverlauf_20_29" draw:display-name="Farbverlauf 29" draw:style="linear" draw:start-color="#ffff66" draw:end-color="#ffffff" draw:start-intensity="100%" draw:end-intensity="100%" draw:angle="450" draw:border="0%"/>
    <draw:gradient draw:name="Farbverlauf_20_30" draw:display-name="Farbverlauf 30" draw:style="axial" draw:start-color="#663300" draw:end-color="#000000" draw:start-intensity="100%" draw:end-intensity="100%" draw:angle="2240" draw:border="0%"/>
    <draw:gradient draw:name="Farbverlauf_20_31" draw:display-name="Farbverlauf 31" draw:style="linear" draw:start-color="#ffff66" draw:end-color="#ff8f00" draw:start-intensity="100%" draw:end-intensity="100%" draw:angle="0" draw:border="0%"/>
    <draw:gradient draw:name="Farbverlauf_20_32" draw:display-name="Farbverlauf 32" draw:style="linear" draw:start-color="#ffff66" draw:end-color="#996633" draw:start-intensity="100%" draw:end-intensity="100%" draw:angle="450" draw:border="50%"/>
    <draw:gradient draw:name="Farbverlauf_20_33" draw:display-name="Farbverlauf 33" draw:style="linear" draw:start-color="#4c1900" draw:end-color="#000000" draw:start-intensity="100%" draw:end-intensity="100%" draw:angle="450" draw:border="0%"/>
    <draw:gradient draw:name="Gradient_20_7" draw:display-name="Gradient 7" draw:style="linear" draw:start-color="#000000" draw:end-color="#4c1900" draw:start-intensity="100%" draw:end-intensity="100%" draw:angle="2700" draw:border="0%"/>
    <draw:gradient draw:name="Gradient_20_8" draw:display-name="Gradient 8" draw:style="linear" draw:start-color="#4c1900" draw:end-color="#000000" draw:start-intensity="100%" draw:end-intensity="100%" draw:angle="450" draw:border="0%"/>
    <draw:marker draw:name="Arrow" svg:viewBox="0 0 20 30" svg:d="m10 0-10 30h20z"/>
    <draw:marker draw:name="Pfeil"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en" fo:country="US" style:font-family-asian="'Arial Unicode MS'" style:font-family-generic-asian="system" style:font-pitch-asian="variable" style:font-size-asian="24pt" style:language-asian="hu" style:country-asian="HU" style:font-family-complex="Tahoma" style:font-family-generic-complex="system" style:font-pitch-complex="variable" style:font-size-complex="24pt" style:language-complex="hu" style:country-complex="H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image-width="1cm" draw:fill-image-height="1cm"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Pfeil" draw:marker-start-width="0.7cm" draw:marker-start-center="true" draw:marker-end-width="0.3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lles_20_Gold" style:display-name="Helles Gold" style:family="graphic" style:parent-style-name="standard">
      <style:graphic-properties draw:stroke="none" svg:stroke-width="0cm" svg:stroke-color="#000000" svg:stroke-opacity="100%" draw:stroke-linejoin="round" draw:fill="gradient" draw:fill-color="#c0c0c0" draw:fill-gradient-name="Farbverlauf_20_29"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Oranges_20_Gold" style:display-name="Oranges Gold" style:family="graphic" style:parent-style-name="standard">
      <style:graphic-properties draw:stroke="none" svg:stroke-width="0cm" svg:stroke-color="#000000" svg:stroke-opacity="100%" draw:stroke-linejoin="round" draw:fill="gradient" draw:fill-color="#c0c0c0" draw:fill-gradient-name="Farbverlauf_20_2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Weißes_20_Gold" style:display-name="Weißes Gold" style:family="graphic" style:parent-style-name="standard">
      <style:graphic-properties draw:stroke="none" svg:stroke-width="0cm" svg:stroke-color="#000000"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Helloranges_20_Gold" style:display-name="Helloranges Gold" style:family="graphic" style:parent-style-name="standard">
      <style:graphic-properties draw:stroke="none" svg:stroke-width="0cm" svg:stroke-color="#000000" svg:stroke-opacity="100%" draw:stroke-linejoin="round" draw:fill="gradient" draw:fill-color="#c0c0c0" draw:fill-gradient-name="Farbverlauf_20_31"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Braun_20_hell" style:display-name="Braun hell" style:family="graphic" style:parent-style-name="standard">
      <style:graphic-properties draw:stroke="none" svg:stroke-width="0cm" svg:stroke-color="#000000" svg:stroke-opacity="100%" draw:stroke-linejoin="round" draw:fill="gradient" draw:fill-color="#c0c0c0" draw:fill-gradient-name="Farbverlauf_20_3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Goldbraun" style:family="graphic" style:parent-style-name="standard">
      <style:graphic-properties draw:stroke="none" svg:stroke-width="0cm" svg:stroke-color="#000000" svg:stroke-opacity="100%" draw:stroke-linejoin="round" draw:fill="gradient" draw:fill-color="#c0c0c0" draw:fill-gradient-name="Farbverlauf_20_32"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Braun_20_dunkel" style:display-name="Braun dunkel" style:family="graphic" style:parent-style-name="Braun_20_hell">
      <style:graphic-properties draw:stroke="none" svg:stroke-width="0cm" svg:stroke-color="#000000" svg:stroke-opacity="100%" draw:stroke-linejoin="round" draw:fill="gradient" draw:fill-color="#c0c0c0" draw:fill-gradient-name="Farbverlauf_20_3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dc:title>Jazz Festival</dc:title>
    <dc:description>Jazz festival poster</dc:description>
    <meta:initial-creator>Peter Thielmann</meta:initial-creator>
    <meta:creation-date>1998-03-19T12:46:31</meta:creation-date>
    <dc:creator>Ilko Höpping</dc:creator>
    <dc:date>2000-02-02T13:35:18</dc:date>
    <dc:language>en-US</dc:language>
    <meta:editing-cycles>3</meta:editing-cycles>
    <meta:editing-duration>PT1M35S</meta:editing-duration>
    <meta:user-defined meta:name="Info 0"/>
    <meta:user-defined meta:name="Info 1"/>
    <meta:user-defined meta:name="Info 2"/>
    <meta:user-defined meta:name="Info 3"/>
    <meta:document-statistic meta:object-count="131"/>
  </office:meta>
</office:document-meta>
</file>